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ffff00" fo:border="0.0008in solid #000000"/>
    </style:style>
    <style:style style:name="ce3" style:family="table-cell" style:parent-style-name="Default">
      <style:table-cell-properties fo:background-color="#00ff00" style:text-align-source="fix" style:repeat-content="false" fo:border="0.0008in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fo:border="0.0008in solid #000000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ce1"/>
        <table:table-row table:style-name="ro1">
          <table:table-cell/>
          <table:table-cell table:style-name="ce3" office:value-type="string" table:number-columns-spanned="5" table:number-rows-spanned="1">
            <text:p>RWP Histogram</text:p>
          </table:table-cell>
          <table:covered-table-cell/>
          <table:covered-table-cell table:style-name="ce4"/>
          <table:covered-table-cell table:number-columns-repeated="2"/>
          <table:table-cell table:style-name="ce6" office:value-type="string" table:number-columns-spanned="5" table:number-rows-spanned="1">
            <text:p>RWP Gaussian</text:p>
          </table:table-cell>
          <table:covered-table-cell table:number-columns-repeated="4"/>
        </table:table-row>
        <table:table-row table:style-name="ro1">
          <table:table-cell office:value-type="string">
            <text:p>Percentile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Total</text:p>
          </table:table-cell>
          <table:table-cell office:value-type="string">
            <text:p>Extra</text:p>
          </table:table-cell>
          <table:table-cell office:value-type="string">
            <text:p>Missing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Total</text:p>
          </table:table-cell>
          <table:table-cell office:value-type="string">
            <text:p>Extra</text:p>
          </table:table-cell>
          <table:table-cell office:value-type="string">
            <text:p>Miss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527.2">
            <text:p>5527.2</text:p>
          </table:table-cell>
          <table:table-cell office:value-type="float" office:value="5512.4">
            <text:p>5512.4</text:p>
          </table:table-cell>
          <table:table-cell office:value-type="float" office:value="14.779">
            <text:p>14.779</text:p>
          </table:table-cell>
          <table:table-cell table:number-columns-repeated="2" office:value-type="float" office:value="10">
            <text:p>10</text:p>
          </table:table-cell>
          <table:table-cell office:value-type="float" office:value="5527.2">
            <text:p>5527.2</text:p>
          </table:table-cell>
          <table:table-cell office:value-type="float" office:value="5512.4">
            <text:p>5512.4</text:p>
          </table:table-cell>
          <table:table-cell office:value-type="float" office:value="14.779">
            <text:p>14.7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8.82">
            <text:p>228.82</text:p>
          </table:table-cell>
          <table:table-cell office:value-type="float" office:value="190.97">
            <text:p>190.97</text:p>
          </table:table-cell>
          <table:table-cell office:value-type="float" office:value="37.852">
            <text:p>37.8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8.82">
            <text:p>228.82</text:p>
          </table:table-cell>
          <table:table-cell office:value-type="float" office:value="190.97">
            <text:p>190.97</text:p>
          </table:table-cell>
          <table:table-cell office:value-type="float" office:value="37.852">
            <text:p>37.8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84.34">
            <text:p>184.34</text:p>
          </table:table-cell>
          <table:table-cell office:value-type="float" office:value="149.65">
            <text:p>149.65</text:p>
          </table:table-cell>
          <table:table-cell office:value-type="float" office:value="34.697">
            <text:p>34.69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84.34">
            <text:p>184.34</text:p>
          </table:table-cell>
          <table:table-cell office:value-type="float" office:value="149.65">
            <text:p>149.65</text:p>
          </table:table-cell>
          <table:table-cell office:value-type="float" office:value="34.697">
            <text:p>34.69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90.86">
            <text:p>390.86</text:p>
          </table:table-cell>
          <table:table-cell office:value-type="float" office:value="352.91">
            <text:p>352.91</text:p>
          </table:table-cell>
          <table:table-cell office:value-type="float" office:value="37.956">
            <text:p>37.95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303.26">
            <text:p>303.26</text:p>
          </table:table-cell>
          <table:table-cell office:value-type="float" office:value="264.62">
            <text:p>264.62</text:p>
          </table:table-cell>
          <table:table-cell office:value-type="float" office:value="38.639">
            <text:p>38.639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office:value-type="float" office:value="91.422">
            <text:p>91.422</text:p>
          </table:table-cell>
          <table:table-cell table:style-name="ce5" office:value-type="float" office:value="63.351">
            <text:p>63.351</text:p>
          </table:table-cell>
          <table:table-cell office:value-type="float" office:value="28.071">
            <text:p>28.071</text:p>
          </table:table-cell>
          <table:table-cell office:value-type="float" office:value="27">
            <text:p>27</text:p>
          </table:table-cell>
          <table:table-cell office:value-type="float" office:value="123">
            <text:p>123</text:p>
          </table:table-cell>
          <table:table-cell office:value-type="float" office:value="105.11">
            <text:p>105.11</text:p>
          </table:table-cell>
          <table:table-cell table:style-name="ce2" office:value-type="float" office:value="75.734">
            <text:p>75.734</text:p>
          </table:table-cell>
          <table:table-cell office:value-type="float" office:value="29.375">
            <text:p>29.375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92.695">
            <text:p>92.695</text:p>
          </table:table-cell>
          <table:table-cell table:style-name="ce2" office:value-type="float" office:value="66.628">
            <text:p>66.628</text:p>
          </table:table-cell>
          <table:table-cell office:value-type="float" office:value="26.066">
            <text:p>26.066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93.505">
            <text:p>93.505</text:p>
          </table:table-cell>
          <table:table-cell table:style-name="ce5" office:value-type="float" office:value="66.747">
            <text:p>66.747</text:p>
          </table:table-cell>
          <table:table-cell office:value-type="float" office:value="26.758">
            <text:p>26.758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float" office:value="108.96">
            <text:p>108.96</text:p>
          </table:table-cell>
          <table:table-cell table:style-name="ce2" office:value-type="float" office:value="84.146">
            <text:p>84.146</text:p>
          </table:table-cell>
          <table:table-cell office:value-type="float" office:value="24.81">
            <text:p>24.81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13.58">
            <text:p>113.58</text:p>
          </table:table-cell>
          <table:table-cell table:style-name="ce2" office:value-type="float" office:value="85.164">
            <text:p>85.164</text:p>
          </table:table-cell>
          <table:table-cell office:value-type="float" office:value="28.412">
            <text:p>28.4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133.42">
            <text:p>133.42</text:p>
          </table:table-cell>
          <table:table-cell office:value-type="float" office:value="108.11">
            <text:p>108.11</text:p>
          </table:table-cell>
          <table:table-cell office:value-type="float" office:value="25.305">
            <text:p>25.305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131.13">
            <text:p>131.13</text:p>
          </table:table-cell>
          <table:table-cell office:value-type="float" office:value="102.7">
            <text:p>102.7</text:p>
          </table:table-cell>
          <table:table-cell office:value-type="float" office:value="28.435">
            <text:p>28.4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135.66">
            <text:p>135.66</text:p>
          </table:table-cell>
          <table:table-cell office:value-type="float" office:value="109.33">
            <text:p>109.33</text:p>
          </table:table-cell>
          <table:table-cell office:value-type="float" office:value="26.333">
            <text:p>26.333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145.93">
            <text:p>145.93</text:p>
          </table:table-cell>
          <table:table-cell office:value-type="float" office:value="116.13">
            <text:p>116.13</text:p>
          </table:table-cell>
          <table:table-cell office:value-type="float" office:value="29.799">
            <text:p>29.7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25">
            <text:p>125</text:p>
          </table:table-cell>
          <table:table-cell office:value-type="float" office:value="176.23">
            <text:p>176.23</text:p>
          </table:table-cell>
          <table:table-cell office:value-type="float" office:value="150.18">
            <text:p>150.18</text:p>
          </table:table-cell>
          <table:table-cell office:value-type="float" office:value="26.044">
            <text:p>26.04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50.03">
            <text:p>150.03</text:p>
          </table:table-cell>
          <table:table-cell office:value-type="float" office:value="120.18">
            <text:p>120.18</text:p>
          </table:table-cell>
          <table:table-cell office:value-type="float" office:value="29.848">
            <text:p>29.84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121">
            <text:p>121</text:p>
          </table:table-cell>
          <table:table-cell office:value-type="float" office:value="148.44">
            <text:p>148.44</text:p>
          </table:table-cell>
          <table:table-cell office:value-type="float" office:value="120.98">
            <text:p>120.98</text:p>
          </table:table-cell>
          <table:table-cell office:value-type="float" office:value="27.457">
            <text:p>27.457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167.14">
            <text:p>167.14</text:p>
          </table:table-cell>
          <table:table-cell office:value-type="float" office:value="134.91">
            <text:p>134.91</text:p>
          </table:table-cell>
          <table:table-cell office:value-type="float" office:value="32.227">
            <text:p>32.2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 office:value-type="float" office:value="217.67">
            <text:p>217.67</text:p>
          </table:table-cell>
          <table:table-cell office:value-type="float" office:value="187.29">
            <text:p>187.29</text:p>
          </table:table-cell>
          <table:table-cell office:value-type="float" office:value="30.38">
            <text:p>30.38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187.11">
            <text:p>187.11</text:p>
          </table:table-cell>
          <table:table-cell office:value-type="float" office:value="151.53">
            <text:p>151.53</text:p>
          </table:table-cell>
          <table:table-cell office:value-type="float" office:value="35.576">
            <text:p>35.5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195.6">
            <text:p>195.6</text:p>
          </table:table-cell>
          <table:table-cell office:value-type="float" office:value="161.86">
            <text:p>161.86</text:p>
          </table:table-cell>
          <table:table-cell office:value-type="float" office:value="33.731">
            <text:p>33.73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219.47">
            <text:p>219.47</text:p>
          </table:table-cell>
          <table:table-cell office:value-type="float" office:value="181.46">
            <text:p>181.46</text:p>
          </table:table-cell>
          <table:table-cell office:value-type="float" office:value="38.012">
            <text:p>38.0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06">
            <text:p>106</text:p>
          </table:table-cell>
          <table:table-cell office:value-type="float" office:value="258.64">
            <text:p>258.64</text:p>
          </table:table-cell>
          <table:table-cell office:value-type="float" office:value="220.94">
            <text:p>220.94</text:p>
          </table:table-cell>
          <table:table-cell office:value-type="float" office:value="37.697">
            <text:p>37.697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17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reza </meta:initial-creator>
    <meta:creation-date>2012-05-09T17:26:39</meta:creation-date>
    <meta:printed-by>alireza </meta:printed-by>
    <meta:print-date>2012-05-09T17:41:59</meta:print-date>
    <dc:date>2012-05-09T17:52:32</dc:date>
    <dc:creator>alireza </dc:creator>
    <meta:editing-duration>PT00H07M22S</meta:editing-duration>
    <meta:editing-cycles>3</meta:editing-cycles>
    <meta:generator>OpenOffice.org/3.2$Unix OpenOffice.org_project/320m19$Build-9505</meta:generator>
    <meta:document-statistic meta:table-count="3" meta:cell-count="162" meta:object-count="0"/>
  </office:meta>
</office:document-meta>
</file>